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de10" officeooo:paragraph-rsid="0003de10"/>
    </style:style>
    <style:style style:name="P2" style:family="paragraph" style:parent-style-name="Standard">
      <style:text-properties officeooo:rsid="0004350e" officeooo:paragraph-rsid="0004350e"/>
    </style:style>
    <style:style style:name="P3" style:family="paragraph" style:parent-style-name="Standard">
      <style:text-properties officeooo:rsid="0004350e" officeooo:paragraph-rsid="0004379f"/>
    </style:style>
    <style:style style:name="P4" style:family="paragraph" style:parent-style-name="Standard">
      <style:text-properties officeooo:rsid="0005c5c5" officeooo:paragraph-rsid="0005c5c5"/>
    </style:style>
    <style:style style:name="P5" style:family="paragraph" style:parent-style-name="Standard">
      <style:text-properties officeooo:rsid="00078cbd" officeooo:paragraph-rsid="00078cbd"/>
    </style:style>
    <style:style style:name="P6" style:family="paragraph" style:parent-style-name="Standard">
      <style:text-properties officeooo:rsid="0008b2ca" officeooo:paragraph-rsid="00078cbd"/>
    </style:style>
    <style:style style:name="P7" style:family="paragraph" style:parent-style-name="Standard">
      <style:text-properties officeooo:rsid="000a21d4" officeooo:paragraph-rsid="000a21d4"/>
    </style:style>
    <style:style style:name="P8" style:family="paragraph" style:parent-style-name="Standard">
      <style:text-properties officeooo:rsid="000a7236" officeooo:paragraph-rsid="000a7236"/>
    </style:style>
    <style:style style:name="P9" style:family="paragraph" style:parent-style-name="Standard">
      <style:text-properties officeooo:rsid="000bf7f6" officeooo:paragraph-rsid="000bf7f6"/>
    </style:style>
    <style:style style:name="P10" style:family="paragraph" style:parent-style-name="Standard">
      <style:text-properties officeooo:rsid="0004379f" officeooo:paragraph-rsid="0004379f"/>
    </style:style>
    <style:style style:name="P11" style:family="paragraph" style:parent-style-name="Standard">
      <style:text-properties officeooo:rsid="000bf7f6" officeooo:paragraph-rsid="000bf7f6"/>
    </style:style>
    <style:style style:name="P12" style:family="paragraph" style:parent-style-name="Standard">
      <style:text-properties officeooo:rsid="000c0a7a" officeooo:paragraph-rsid="000c0a7a"/>
    </style:style>
    <style:style style:name="T1" style:family="text">
      <style:text-properties officeooo:rsid="0004379f"/>
    </style:style>
    <style:style style:name="T2" style:family="text">
      <style:text-properties officeooo:rsid="00085d45"/>
    </style:style>
    <style:style style:name="T3" style:family="text">
      <style:text-properties officeooo:rsid="0008b2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ptos necesarios para el desarrollo 3D.</text:p>
      <text:p text:style-name="P1"/>
      <text:p text:style-name="P1">Coordenadas:</text:p>
      <text:p text:style-name="P1"/>
      <text:p text:style-name="P1">la z representa la profundidad</text:p>
      <text:p text:style-name="P1">la y representa el movimiento vertical</text:p>
      <text:p text:style-name="P1">la x representa el movimiento horizontal</text:p>
      <text:p text:style-name="P1"/>
      <text:p text:style-name="P2">Pensar en (x,z,y) <text:s/>en vez de (x,y,z) </text:p>
      <text:p text:style-name="P4">aunque vamos a ordenar de la manera (x,y,z)</text:p>
      <text:p text:style-name="P2">ya que el y es el de la altura.</text:p>
      <text:p text:style-name="P2"/>
      <text:p text:style-name="P2">Las coordenadas siempre van juntas, si se cambia la x hay que decir que le pasa a y y a z.</text:p>
      <text:p text:style-name="P2"/>
      <text:p text:style-name="P2"/>
      <text:p text:style-name="P10">Ver lado izquierdo: transform </text:p>
      <text:p text:style-name="P3"/>
      <text:p text:style-name="P10">position: lugar fisico del universo donde se ubicara el personaje</text:p>
      <text:p text:style-name="P10">rotation: direccion hacia la cual mira.</text:p>
      <text:p text:style-name="P3"><text:span text:style-name="T1">Scale: <text:s text:c="3"/>siempre se debe hacer en proporcion, no debe hacerse en una coordenada unica, ya que causa problemas como apixalamiento.</text:span> </text:p>
      <text:p text:style-name="P3"/>
      <text:p text:style-name="P3"/>
      <text:p text:style-name="P5">Espacio local y mundo.</text:p>
      <text:p text:style-name="P5"/>
      <text:p text:style-name="P5">Las coordenadas se pueden medir respecto al padre del objeto. <text:span text:style-name="T2">Por ejemplo los brazos respecto del cuerpo al igual que las piernas, no tiene sentido en casos asi que todo este en referencia del mundo, es mejor usar las coordenadas locales en relacion al tronco del personaje, el cual si tendra una posicion respecto del mundo. </text:span><text:span text:style-name="T3">El origen del tronco siempre tiene sentido que sea el centro geometrico, aquel que equidiste de todas las cosas.</text:span></text:p>
      <text:p text:style-name="P5"/>
      <text:p text:style-name="P5">O respecto al mundo.</text:p>
      <text:p text:style-name="P6"/>
      <text:p text:style-name="P6"/>
      <text:p text:style-name="P7">Vectores:</text:p>
      <text:p text:style-name="P7"/>
      <text:p text:style-name="P7">Son muy utiles para calcular direcciones angulos relativos entre objetos.</text:p>
      <text:p text:style-name="P7"/>
      <text:p text:style-name="P8">Camara: Ojos del jugador(no del personaje, del jugador)</text:p>
      <text:p text:style-name="P8"/>
      <text:p text:style-name="P9">en perspectiva, enfocas el mundo(clipping plane, o plano de corte) la camara puede ver todo lo que esta dentro del cono.</text:p>
      <text:p text:style-name="P9">Puede haber varias camaras en la escena, por ejemplo un minimapa es una camara desde arriba</text:p>
      <text:p text:style-name="P9"/>
      <text:p text:style-name="P12">Solo se vio la mita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25T21:13:05.055000000</dc:date>
    <meta:editing-duration>PT28M20S</meta:editing-duration>
    <meta:editing-cycles>13</meta:editing-cycles>
    <meta:document-statistic meta:table-count="0" meta:image-count="0" meta:object-count="0" meta:page-count="1" meta:paragraph-count="22" meta:word-count="253" meta:character-count="1478" meta:non-whitespace-character-count="1240"/>
  </office:meta>
</office:document-meta>
</file>